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</office:automatic-styles>
  <office:body>
    <office:text text:use-soft-page-breaks="true">
      <text:p text:style-name="P1">What is the objective of your experiment?</text:p>
      <text:p text:style-name="P2">Our experiment’s objective is to study the evolution and recovery of burned areas, associated with wild or manmade forest fires across the globe<text:s/>(since the probability that we fly over any specific site is small).<text:s/>The observation method will be near infrared (NIR) photography, it<text:s/>is based on the principle that<text:s/>burned vegetation emits a characteristic<text:s/>intensity of<text:s/>NIR relative to the other channels, contrasting the brighter emission of healthy plant life and other landscapes.</text:p>
      <text:p text:style-name="P3"/>
      <text:p text:style-name="P4">Describe how you will achieve these objectives.</text:p>
      <text:p text:style-name="P5">As the ISS is falling around the earth, we want pictures to only be taken that are likely to contain burned forests, for that purpose we consulted a map of seasonal fires, and started picking the places that usually have fires from a few months before to April, we also selected the Iberian peninsula since we’ll have more accessible resources to analyze the recovery of the forests.<text:s/></text:p>
      <text:p text:style-name="P6">For the concept to work<text:s/>we need to have only NIR light enter the Pi Noir Camera<text:s/>hence<text:s/>for that the blue filter is necessary.<text:s/></text:p>
      <text:p text:style-name="P7"/>
      <text:p text:style-name="P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omás Alvim</meta:initial-creator>
    <dc:creator>fc51113</dc:creator>
    <meta:creation-date>2019-02-11T14:04:00Z</meta:creation-date>
    <dc:date>2019-02-11T15:17:00Z</dc:date>
    <meta:template xlink:href="Normal.dotm" xlink:type="simple"/>
    <meta:editing-cycles>1</meta:editing-cycles>
    <meta:editing-duration>PT4380S</meta:editing-duration>
    <meta:document-statistic meta:page-count="1" meta:paragraph-count="2" meta:word-count="169" meta:character-count="1082" meta:row-count="7" meta:non-whitespace-character-count="915"/>
  </office:meta>
</office:document-meta>
</file>